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egoeUI, 'Helvetica Neue', Helvetica, Arial, sans-serif"/>
  </office:font-face-decls>
  <office:automatic-styles>
    <style:style style:name="P1" style:family="paragraph" style:parent-style-name="Standard">
      <style:paragraph-properties fo:text-align="center" style:justify-single-word="false"/>
      <style:text-properties fo:font-size="14pt" fo:font-weight="bold" officeooo:rsid="000eaa8a" officeooo:paragraph-rsid="000eaa8a"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31a48e" officeooo:paragraph-rsid="0031a48e"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191ec2" officeooo:paragraph-rsid="0025e6e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5371c0" officeooo:paragraph-rsid="005371c0"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59965f" officeooo:paragraph-rsid="0059965f"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5c230b" officeooo:paragraph-rsid="005c230b"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normal" officeooo:rsid="000ef540" officeooo:paragraph-rsid="000ef540"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26e74d" officeooo:paragraph-rsid="0026e74d"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27ac4e" officeooo:paragraph-rsid="0027ac4e"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2c5dbe" officeooo:paragraph-rsid="002c5dbe"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30834d" officeooo:paragraph-rsid="0030834d"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31a48e" officeooo:paragraph-rsid="0031a48e"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374061" officeooo:paragraph-rsid="00374061"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386d8f" officeooo:paragraph-rsid="00386d8f"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465ae2" officeooo:paragraph-rsid="00465ae2"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57dc9e" officeooo:paragraph-rsid="0057dc9e"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499be6" officeooo:paragraph-rsid="00499be6"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4c262a" officeooo:paragraph-rsid="004c262a"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size="14pt" style:text-underline-style="none" fo:font-weight="normal" officeooo:rsid="004cf469" officeooo:paragraph-rsid="004cf469" style:font-size-asian="14pt" style:font-weight-asian="normal" style:font-size-complex="14pt" style:font-weight-complex="normal"/>
    </style:style>
    <style:style style:name="P20" style:family="paragraph" style:parent-style-name="Standard" style:list-style-name="L1">
      <style:paragraph-properties fo:text-align="start" style:justify-single-word="false"/>
      <style:text-properties officeooo:paragraph-rsid="000ef540"/>
    </style:style>
    <style:style style:name="P21" style:family="paragraph" style:parent-style-name="Standard" style:list-style-name="L1">
      <style:paragraph-properties fo:text-align="start" style:justify-single-word="false"/>
      <style:text-properties officeooo:paragraph-rsid="001c76a7"/>
    </style:style>
    <style:style style:name="P22" style:family="paragraph" style:parent-style-name="Standard" style:list-style-name="L2">
      <style:paragraph-properties fo:text-align="start" style:justify-single-word="false"/>
      <style:text-properties officeooo:paragraph-rsid="001c76a7"/>
    </style:style>
    <style:style style:name="P23" style:family="paragraph" style:parent-style-name="Standard" style:list-style-name="L2">
      <style:paragraph-properties fo:text-align="start" style:justify-single-word="false"/>
      <style:text-properties officeooo:paragraph-rsid="001e3542"/>
    </style:style>
    <style:style style:name="P24" style:family="paragraph" style:parent-style-name="Standard" style:list-style-name="L2">
      <style:paragraph-properties fo:text-align="start" style:justify-single-word="false"/>
      <style:text-properties officeooo:paragraph-rsid="0022bfd9"/>
    </style:style>
    <style:style style:name="P25" style:family="paragraph" style:parent-style-name="Standard" style:list-style-name="L2">
      <style:paragraph-properties fo:text-align="start" style:justify-single-word="false"/>
      <style:text-properties officeooo:paragraph-rsid="0025e6ed"/>
    </style:style>
    <style:style style:name="P26" style:family="paragraph" style:parent-style-name="Standard" style:list-style-name="L3">
      <style:paragraph-properties fo:text-align="start" style:justify-single-word="false"/>
      <style:text-properties officeooo:paragraph-rsid="00374061"/>
    </style:style>
    <style:style style:name="P27" style:family="paragraph" style:parent-style-name="Standard" style:list-style-name="L1">
      <style:paragraph-properties fo:text-align="start" style:justify-single-word="false"/>
      <style:text-properties officeooo:rsid="00179a36" officeooo:paragraph-rsid="00179a36"/>
    </style:style>
    <style:style style:name="P28" style:family="paragraph" style:parent-style-name="Standard" style:list-style-name="L1">
      <style:paragraph-properties fo:text-align="start" style:justify-single-word="false"/>
      <style:text-properties fo:font-size="14pt" fo:font-weight="bold" officeooo:rsid="00191ec2" officeooo:paragraph-rsid="001c76a7" style:font-size-asian="14pt" style:font-weight-asian="bold" style:font-size-complex="14pt" style:font-weight-complex="bold"/>
    </style:style>
    <style:style style:name="P29" style:family="paragraph" style:parent-style-name="Standard">
      <style:paragraph-properties fo:text-align="start" style:justify-single-word="false"/>
      <style:text-properties fo:font-size="14pt" fo:font-weight="bold" officeooo:rsid="005c230b" officeooo:paragraph-rsid="005c230b" style:font-size-asian="14pt" style:font-weight-asian="bold" style:font-size-complex="14pt" style:font-weight-complex="bold"/>
    </style:style>
    <style:style style:name="P30" style:family="paragraph" style:parent-style-name="Standard">
      <style:paragraph-properties fo:text-align="start" style:justify-single-word="false"/>
      <style:text-properties fo:font-size="14pt" fo:font-weight="bold" officeooo:rsid="005f10db" officeooo:paragraph-rsid="005f10db" style:font-size-asian="14pt" style:font-weight-asian="bold" style:font-size-complex="14pt" style:font-weight-complex="bold"/>
    </style:style>
    <style:style style:name="P31" style:family="paragraph" style:parent-style-name="Standard">
      <style:paragraph-properties fo:text-align="start" style:justify-single-word="false"/>
      <style:text-properties fo:font-size="14pt" fo:font-weight="bold" officeooo:rsid="0062a815" officeooo:paragraph-rsid="0062a815" style:font-size-asian="14pt" style:font-weight-asian="bold" style:font-size-complex="14pt" style:font-weight-complex="bold"/>
    </style:style>
    <style:style style:name="P32" style:family="paragraph" style:parent-style-name="Standard">
      <style:paragraph-properties fo:text-align="center" style:justify-single-word="false"/>
      <style:text-properties fo:font-size="14pt" fo:font-weight="bold" officeooo:rsid="005371c0" officeooo:paragraph-rsid="005371c0" style:font-size-asian="14pt" style:font-weight-asian="bold" style:font-size-complex="14pt" style:font-weight-complex="bold"/>
    </style:style>
    <style:style style:name="P33" style:family="paragraph" style:parent-style-name="Standard" style:list-style-name="L2">
      <style:paragraph-properties fo:text-align="start" style:justify-single-word="false"/>
      <style:text-properties fo:font-size="14pt" fo:font-weight="normal" officeooo:rsid="0022bfd9" officeooo:paragraph-rsid="0022bfd9" style:font-size-asian="14pt" style:font-weight-asian="normal" style:font-size-complex="14pt" style:font-weight-complex="normal"/>
    </style:style>
    <style:style style:name="P34" style:family="paragraph" style:parent-style-name="Standard" style:list-style-name="L3">
      <style:paragraph-properties fo:text-align="start" style:justify-single-word="false"/>
      <style:text-properties fo:font-size="14pt" fo:font-weight="normal" officeooo:rsid="003a4214" officeooo:paragraph-rsid="003a4214" style:font-size-asian="14pt" style:font-weight-asian="normal" style:font-size-complex="14pt" style:font-weight-complex="normal"/>
    </style:style>
    <style:style style:name="P35" style:family="paragraph" style:parent-style-name="Standard" style:list-style-name="L4">
      <style:paragraph-properties fo:text-align="start" style:justify-single-word="false"/>
      <style:text-properties fo:font-size="14pt" fo:font-weight="normal" officeooo:rsid="00386d8f" officeooo:paragraph-rsid="00386d8f"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499be6" officeooo:paragraph-rsid="00499be6" style:font-size-asian="14pt" style:font-weight-asian="normal" style:font-size-complex="14pt" style:font-weight-complex="normal"/>
    </style:style>
    <style:style style:name="P37" style:family="paragraph" style:parent-style-name="Standard" style:list-style-name="L1">
      <style:paragraph-properties fo:text-align="start" style:justify-single-word="false"/>
      <style:text-properties officeooo:rsid="00191ec2" officeooo:paragraph-rsid="00191ec2"/>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size="14pt" fo:font-weight="normal" officeooo:rsid="000ef540" style:font-size-asian="14pt" style:font-weight-asian="normal" style:font-size-complex="14pt" style:font-weight-complex="normal"/>
    </style:style>
    <style:style style:name="T3" style:family="text">
      <style:text-properties fo:font-size="14pt" fo:font-weight="normal" officeooo:rsid="0010df28" style:font-size-asian="14pt" style:font-weight-asian="normal" style:font-size-complex="14pt" style:font-weight-complex="normal"/>
    </style:style>
    <style:style style:name="T4" style:family="text">
      <style:text-properties fo:font-size="14pt" fo:font-weight="normal" officeooo:rsid="0015d097" style:font-size-asian="14pt" style:font-weight-asian="normal" style:font-size-complex="14pt" style:font-weight-complex="normal"/>
    </style:style>
    <style:style style:name="T5" style:family="text">
      <style:text-properties fo:font-size="14pt" fo:font-weight="normal" officeooo:rsid="00145c30" style:font-size-asian="14pt" style:font-weight-asian="normal" style:font-size-complex="14pt" style:font-weight-complex="normal"/>
    </style:style>
    <style:style style:name="T6" style:family="text">
      <style:text-properties fo:font-size="14pt" fo:font-weight="normal" officeooo:rsid="001d6045" style:font-size-asian="14pt" style:font-weight-asian="normal" style:font-size-complex="14pt" style:font-weight-complex="normal"/>
    </style:style>
    <style:style style:name="T7" style:family="text">
      <style:text-properties fo:font-size="14pt" fo:font-weight="normal" officeooo:rsid="001e3542" style:font-size-asian="14pt" style:font-weight-asian="normal" style:font-size-complex="14pt" style:font-weight-complex="normal"/>
    </style:style>
    <style:style style:name="T8" style:family="text">
      <style:text-properties fo:font-size="14pt" fo:font-weight="normal" officeooo:rsid="001e4b09" style:font-size-asian="14pt" style:font-weight-asian="normal" style:font-size-complex="14pt" style:font-weight-complex="normal"/>
    </style:style>
    <style:style style:name="T9" style:family="text">
      <style:text-properties fo:font-size="14pt" fo:font-weight="normal" officeooo:rsid="001ea79b" style:font-size-asian="14pt" style:font-weight-asian="normal" style:font-size-complex="14pt" style:font-weight-complex="normal"/>
    </style:style>
    <style:style style:name="T10" style:family="text">
      <style:text-properties fo:font-size="14pt" fo:font-weight="normal" officeooo:rsid="001fffa3" style:font-size-asian="14pt" style:font-weight-asian="normal" style:font-size-complex="14pt" style:font-weight-complex="normal"/>
    </style:style>
    <style:style style:name="T11" style:family="text">
      <style:text-properties fo:font-size="14pt" fo:font-weight="normal" officeooo:rsid="0022bfd9" style:font-size-asian="14pt" style:font-weight-asian="normal" style:font-size-complex="14pt" style:font-weight-complex="normal"/>
    </style:style>
    <style:style style:name="T12" style:family="text">
      <style:text-properties fo:font-size="14pt" fo:font-weight="normal" officeooo:rsid="00374061" style:font-size-asian="14pt" style:font-weight-asian="normal" style:font-size-complex="14pt" style:font-weight-complex="normal"/>
    </style:style>
    <style:style style:name="T13" style:family="text">
      <style:text-properties fo:font-size="14pt" fo:font-weight="normal" officeooo:rsid="0045804f" style:font-size-asian="14pt" style:font-weight-asian="normal" style:font-size-complex="14pt" style:font-weight-complex="normal"/>
    </style:style>
    <style:style style:name="T14" style:family="text">
      <style:text-properties fo:font-size="14pt" fo:font-weight="bold" officeooo:rsid="001c76a7" style:font-size-asian="14pt" style:font-weight-asian="bold" style:font-size-complex="14pt" style:font-weight-complex="bold"/>
    </style:style>
    <style:style style:name="T15" style:family="text">
      <style:text-properties fo:font-size="14pt" fo:font-weight="bold" officeooo:rsid="001fffa3" style:font-size-asian="14pt" style:font-weight-asian="bold" style:font-size-complex="14pt" style:font-weight-complex="bold"/>
    </style:style>
    <style:style style:name="T16" style:family="text">
      <style:text-properties fo:font-size="14pt" fo:font-weight="bold" officeooo:rsid="0022bfd9" style:font-size-asian="14pt" style:font-weight-asian="bold" style:font-size-complex="14pt" style:font-weight-complex="bold"/>
    </style:style>
    <style:style style:name="T17" style:family="text">
      <style:text-properties officeooo:rsid="00191ec2"/>
    </style:style>
    <style:style style:name="T18" style:family="text">
      <style:text-properties fo:font-weight="bold" style:font-weight-asian="bold" style:font-weight-complex="bold"/>
    </style:style>
    <style:style style:name="T19" style:family="text">
      <style:text-properties fo:font-weight="bold" officeooo:rsid="0027ce67" style:font-weight-asian="bold" style:font-weight-complex="bold"/>
    </style:style>
    <style:style style:name="T20" style:family="text">
      <style:text-properties fo:font-weight="bold" officeooo:rsid="00338926" style:font-weight-asian="bold" style:font-weight-complex="bold"/>
    </style:style>
    <style:style style:name="T21" style:family="text">
      <style:text-properties fo:font-weight="bold" officeooo:rsid="0034e6b3" style:font-weight-asian="bold" style:font-weight-complex="bold"/>
    </style:style>
    <style:style style:name="T22" style:family="text">
      <style:text-properties fo:font-weight="bold" officeooo:rsid="004f8eff" style:font-weight-asian="bold" style:font-weight-complex="bold"/>
    </style:style>
    <style:style style:name="T23" style:family="text">
      <style:text-properties fo:font-weight="bold" officeooo:rsid="005ab162" style:font-weight-asian="bold" style:font-weight-complex="bold"/>
    </style:style>
    <style:style style:name="T24" style:family="text">
      <style:text-properties fo:font-weight="bold" officeooo:rsid="005c230b" style:font-weight-asian="bold" style:font-weight-complex="bold"/>
    </style:style>
    <style:style style:name="T25" style:family="text">
      <style:text-properties fo:font-variant="normal" fo:text-transform="none" fo:color="#161616" loext:opacity="100%" fo:font-size="14pt" fo:letter-spacing="normal" fo:font-weight="bold" officeooo:rsid="001c76a7" style:font-size-asian="14pt" style:font-weight-asian="bold" style:font-size-complex="14pt" style:font-weight-complex="bold"/>
    </style:style>
    <style:style style:name="T26" style:family="text">
      <style:text-properties fo:font-variant="normal" fo:text-transform="none" fo:color="#161616" loext:opacity="100%" style:font-name="Segoe UI" fo:font-size="12pt" fo:letter-spacing="normal" fo:font-style="normal" fo:font-weight="normal" officeooo:rsid="001c76a7" style:font-size-asian="14pt" style:font-weight-asian="bold" style:font-size-complex="14pt" style:font-weight-complex="bold"/>
    </style:style>
    <style:style style:name="T27" style:family="text">
      <style:text-properties fo:font-variant="normal" fo:text-transform="none" style:text-line-through-style="none" style:text-line-through-type="none" style:font-name="Segoe UI" fo:font-size="12pt" fo:letter-spacing="normal" fo:font-style="normal" style:text-underline-style="none" fo:font-weight="normal" officeooo:rsid="001c76a7" style:text-blinking="false" fo:background-color="#ffffff" loext:char-shading-value="0" style:font-size-asian="14pt" style:font-weight-asian="bold" style:font-size-complex="14pt" style:font-weight-complex="bold" loext:padding="0cm" loext:border="none"/>
    </style:style>
    <style:style style:name="T28" style:family="text">
      <style:text-properties style:text-underline-style="solid" style:text-underline-width="auto" style:text-underline-color="font-color"/>
    </style:style>
    <style:style style:name="T29" style:family="text">
      <style:text-properties officeooo:rsid="0027ce67"/>
    </style:style>
    <style:style style:name="T30" style:family="text">
      <style:text-properties officeooo:rsid="002d7334"/>
    </style:style>
    <style:style style:name="T31" style:family="text">
      <style:text-properties officeooo:rsid="002ec8ae"/>
    </style:style>
    <style:style style:name="T32" style:family="text">
      <style:text-properties officeooo:rsid="0030e473"/>
    </style:style>
    <style:style style:name="T33" style:family="text">
      <style:text-properties officeooo:rsid="00338926"/>
    </style:style>
    <style:style style:name="T34" style:family="text">
      <style:text-properties officeooo:rsid="0034e6b3"/>
    </style:style>
    <style:style style:name="T35" style:family="text">
      <style:text-properties officeooo:rsid="00483f3a"/>
    </style:style>
    <style:style style:name="T36" style:family="text">
      <style:text-properties officeooo:rsid="00499be6"/>
    </style:style>
    <style:style style:name="T37" style:family="text">
      <style:text-properties style:text-underline-style="none"/>
    </style:style>
    <style:style style:name="T38" style:family="text">
      <style:text-properties style:text-underline-style="none" officeooo:rsid="004a8e0b"/>
    </style:style>
    <style:style style:name="T39" style:family="text">
      <style:text-properties style:text-underline-style="none" officeooo:rsid="004bbc07"/>
    </style:style>
    <style:style style:name="T40" style:family="text">
      <style:text-properties officeooo:rsid="004e1f75"/>
    </style:style>
    <style:style style:name="T41" style:family="text">
      <style:text-properties officeooo:rsid="005ab162"/>
    </style:style>
    <style:style style:name="T42" style:family="text">
      <style:text-properties fo:font-weight="normal" style:font-weight-asian="normal" style:font-weight-complex="normal"/>
    </style:style>
    <style:style style:name="T43" style:family="text">
      <style:text-properties fo:font-weight="normal" officeooo:rsid="00637dbd" style:font-weight-asian="normal" style:font-weight-complex="normal"/>
    </style:style>
    <style:style style:name="T44" style:family="text">
      <style:text-properties fo:font-weight="normal" officeooo:rsid="0064b3e1" style:font-weight-asian="normal" style:font-weight-complex="normal"/>
    </style:style>
    <style:style style:name="T45" style:family="text">
      <style:text-properties fo:font-weight="normal" officeooo:rsid="0065e856" style:font-weight-asian="normal" style:font-weight-complex="normal"/>
    </style:style>
    <style:style style:name="T46" style:family="text">
      <style:text-properties officeooo:rsid="0060081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24cm" fo:text-indent="-0.635cm" fo:margin-left="7.72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9cm" fo:text-indent="-0.635cm" fo:margin-left="8.35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94cm" fo:text-indent="-0.635cm" fo:margin-left="8.994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7">Unit </text:span>Testing</text:p>
      <text:p text:style-name="P1"/>
      <text:list xml:id="list4139018026" text:style-name="L1">
        <text:list-item>
          <text:p text:style-name="P20"><text:span text:style-name="T2">It’s testing of a method or software component f</text:span><text:span text:style-name="T3">or</text:span><text:span text:style-name="T2"> it’s behaviour</text:span><text:span text:style-name="T4">s</text:span><text:span text:style-name="T2"> </text:span><text:span text:style-name="T3">being same as <text:s text:c="2"/>the expected behaviour</text:span><text:span text:style-name="T5">s</text:span><text:span text:style-name="T3">.</text:span></text:p>
        </text:list-item>
        <text:list-item>
          <text:p text:style-name="P27"><text:span text:style-name="T3">I</text:span><text:span text:style-name="T1">t’s not concerned about the underlying infrastructure, like database, networking etc.</text:span></text:p>
        </text:list-item>
        <text:list-item>
          <text:p text:style-name="P28">Tools for Unit testing:-</text:p>
          <text:p text:style-name="P21"/>
        </text:list-item>
      </text:list>
      <text:list text:style-name="L2">
        <text:list-item>
          <text:p text:style-name="P22"><text:span text:style-name="T14">XUnit – </text:span><text:span text:style-name="T6">Open Source, </text:span><text:span text:style-name="T7">For testin</text:span><text:span text:style-name="T8">g</text:span><text:span text:style-name="T7"> .NET apps</text:span></text:p>
        </text:list-item>
        <text:list-item>
          <text:p text:style-name="P23"><text:span text:style-name="T14">N</text:span><text:span text:style-name="T15">U</text:span><text:span text:style-name="T14">nit – <text:s/></text:span><text:span text:style-name="T9">is a unit testing framework for all .net application.</text:span></text:p>
        </text:list-item>
        <text:list-item>
          <text:p text:style-name="P24"><text:span text:style-name="T14">MSTest – </text:span><text:span text:style-name="T10">Microsoft test framework for all .NET Languages.</text:span></text:p>
        </text:list-item>
        <text:list-item>
          <text:p text:style-name="P24"><text:span text:style-name="T16">MSTest Runner</text:span><text:span text:style-name="T11"> </text:span><text:span text:style-name="T14">– </text:span><text:span text:style-name="T11">lightweight alternative to vstest for running tests</text:span></text:p>
          <text:p text:style-name="P33">in continuous integration pipelines, and in VS Test Explorer</text:p>
        </text:list-item>
        <text:list-item>
          <text:p text:style-name="P24"><text:span text:style-name="T14">.</text:span><text:span text:style-name="T16">NET CLI </text:span><text:span text:style-name="T14">– </text:span><text:span text:style-name="T26">You can run a solutions unit test from the </text:span><text:a xlink:type="simple" xlink:href="https://learn.microsoft.com/en-us/dotnet/core/tools/" text:style-name="Internet_20_link" text:visited-style-name="Visited_20_Internet_20_Link"><text:span text:style-name="T27">.NET CLI</text:span></text:a><text:span text:style-name="T25"> </text:span><text:span text:style-name="T26">with the </text:span><text:a xlink:type="simple" xlink:href="https://learn.microsoft.com/en-us/dotnet/core/tools/dotnet-test" text:style-name="Internet_20_link" text:visited-style-name="Visited_20_Internet_20_Link"><text:span text:style-name="T27">dotnet test</text:span></text:a><text:span text:style-name="T25"> </text:span><text:span text:style-name="T26">command. </text:span><text:span text:style-name="T14"> </text:span></text:p>
        </text:list-item>
        <text:list-item>
          <text:p text:style-name="P25"><text:span text:style-name="T16">IDE </text:span><text:span text:style-name="T14">– </text:span><text:span text:style-name="T26">Whether you're using Visual Studio or Visual Studio Code, there are graphical user interfaces for testing functionality. </text:span><text:span text:style-name="T14"> </text:span></text:p>
        </text:list-item>
      </text:list>
      <text:p text:style-name="P3"><text:line-break/></text:p>
      <text:list xml:id="list150622194119431" text:continue-list="list4139018026" text:style-name="L1">
        <text:list-header>
          <text:p text:style-name="P37"/>
        </text:list-header>
      </text:list>
      <text:p text:style-name="P8"><text:span text:style-name="T28">In-depth Understanding</text:span>: Ek method me kai sare units of work hote h like: conditions, loops, value returning | to ek or ek ye jyada inputs k liye ye method different <text:span text:style-name="T18">results</text:span> deta h, Unit test me hum us method k <text:span text:style-name="T18">hr ek flow ko execute krate h</text:span>, dekhne k liye ki wo flow proper behave kr rha h ya nhi, <text:span text:style-name="T18">yhi hota h unit testing</text:span>.</text:p>
      <text:p text:style-name="P8"/>
      <text:p text:style-name="P9">Aur apne kitne flow ko execute kraya h wo hamra <text:span text:style-name="T18">code coverage</text:span> hota h. <text:span text:style-name="T29">Example: agr apne apne code k 10 flows me se 5 flows ko execute kraya h to apka </text:span><text:span text:style-name="T19">code coverage hoga </text:span><text:span text:style-name="T29"><text:s/>percent.</text:span></text:p>
      <text:p text:style-name="P9"/>
      <text:p text:style-name="P10"><text:s/>In interviews ye pucha jata h ki apke unit test<text:span text:style-name="T31">s</text:span> <text:span text:style-name="T30">me kitna</text:span> code coverage rehta h, generally you rate yourself between 75 to 95;</text:p>
      <text:p text:style-name="P10"/>
      <text:p text:style-name="P10"/>
      <text:p text:style-name="P11">When writing Unit Test Cases we follow a methodology named as AAA, to jo bhi <text:s/>test hum hmare unit of work k likh rhe hot<text:span text:style-name="T32">e</text:span> h use 3 hisso/area/region/structure me divide krte h <text:span text:style-name="T32">know as AAA. Arrangement, Act, Assert.</text:span></text:p>
      <text:p text:style-name="P11"/>
      <text:p text:style-name="P11"/>
      <text:p text:style-name="P12">Jb hum <text:s/>koi unit test likh rhe hote h method k liye , <text:span text:style-name="T18">hmara focus keval us method ke unit of work pr hona chahiye</text:span>, <text:span text:style-name="T33">agr wo method kisi </text:span><text:span text:style-name="T20">service </text:span><text:span text:style-name="T33">ko call kr rh</text:span><text:span text:style-name="T34">i</text:span><text:span text:style-name="T33"> h ya fir </text:span><text:span text:style-name="T20">method </text:span><text:span text:style-name="T33">ko call kr rh</text:span><text:span text:style-name="T34">i</text:span><text:span text:style-name="T33"> h, to hum us </text:span><text:span text:style-name="T20">service/method ko test nhi krte h</text:span><text:span text:style-name="T33">, yha pr hum us service ko </text:span><text:span text:style-name="T20">mock ya fake kr dete h</text:span><text:span text:style-name="T33"> </text:span><text:span text:style-name="T34">taki jo response hume us service or method se chahiye wo lekar, </text:span><text:span text:style-name="T21">humare method k flow ko execute kra lenge.</text:span></text:p>
      <text:p text:style-name="P2"/>
      <text:p text:style-name="P12"/>
      <text:list text:style-name="L3">
        <text:list-item>
          <text:p text:style-name="P26"><text:soft-page-break/><text:span text:style-name="T12">Mock krne k liye hum Mo</text:span><text:span text:style-name="T13">q</text:span><text:span text:style-name="T12"> Framework use krte h. </text:span></text:p>
          <text:p text:style-name="P26"/>
        </text:list-item>
        <text:list-item>
          <text:p text:style-name="P34">Mock or Fake me antar hota h, mock me mock instance bnate h or fake me usi instance se ched chad krte h</text:p>
        </text:list-item>
      </text:list>
      <text:p text:style-name="P13"/>
      <text:list text:style-name="L4">
        <text:list-item>
          <text:p text:style-name="P35">Unit Test Smartly likhna jruri h wrna unit test itna bda ho jayega ki wo testing method se jayada complicated ho jayega.</text:p>
        </text:list-item>
      </text:list>
      <text:p text:style-name="P14"/>
      <text:p text:style-name="P14"/>
      <text:p text:style-name="P14"/>
      <text:p text:style-name="P15">Need of Mo<text:span text:style-name="T35">ck</text:span> : <text:span text:style-name="T36">Agr hum method me use ho rhi koi service or uski methods ko mock na kre, to testing krte waqt wo service actual me operations execute kregi, jo hume nhi chahiye, kyuki ho skta h wo service apne ap me error la de, is karn se hum service ko mock bnate h. <text:line-break/><text:tab/><text:tab/><text:tab/>Is Service ko mock bnane k liye hum ek class bnate h mockService nam se aur is mock service me mock code likhte h Service methods ki return types k liye, pr isme dikkt ye rehti h agar method complex hui to mockService ka code Service k code se bhi bda ho jata h.</text:span></text:p>
      <text:p text:style-name="P15"/>
      <text:p text:style-name="P17">Iska Solution h Moq framework : <text:span text:style-name="T37"><text:s/></text:span><text:span text:style-name="T38">ye services k instance ka mockInstance create krta h aur methods <text:s/>provide krta h jisse hum Service ki methods ka </text:span><text:span text:style-name="T39">hr</text:span><text:span text:style-name="T38"> return type </text:span><text:span text:style-name="T39">S</text:span><text:span text:style-name="T38">etup kr paye </text:span><text:span text:style-name="T39">mock instance k liye.</text:span></text:p>
      <text:p text:style-name="P17"/>
      <text:p text:style-name="P18"><text:span text:style-name="T39">E</text:span><text:span text:style-name="T37">x: mockService.Setup(x =&gt; x.mockServiceMethod()).Returns();</text:span></text:p>
      <text:p text:style-name="P18"/>
      <text:p text:style-name="P19"><text:span text:style-name="T40">Is</text:span> <text:span text:style-name="T22">R</text:span><text:span text:style-name="T18">eturns()</text:span> k jesi kai methods h <text:span text:style-name="T18">exceptions ko handle</text:span> krne k liye aur <text:span text:style-name="T18">Values ko bhi handle</text:span> krne k liye</text:p>
      <text:p text:style-name="P10"/>
      <text:p text:style-name="P7"/>
      <text:p text:style-name="P7"/>
      <text:p text:style-name="P4">Fact Vs Theory</text:p>
      <text:p text:style-name="P4"/>
      <text:p text:style-name="P5">dono hi unit test ko access krne k liye h</text:p>
      <text:p text:style-name="P5"/>
      <text:p text:style-name="P16"><text:span text:style-name="T18">Fact k</text:span><text:span text:style-name="T24">b</text:span><text:span text:style-name="T18"> use krna h :</text:span> <text:span text:style-name="T41">when a method have only one flow with or without parameters we use </text:span><text:span text:style-name="T23">Fact </text:span><text:span text:style-name="T41"><text:s/>to test that scenario.</text:span></text:p>
      <text:p text:style-name="P16"/>
      <text:p text:style-name="P6">Theory kb use krna h : <text:span text:style-name="T42">When a method have multiple flow based on the parameter</text:span></text:p>
      <text:p text:style-name="P6"/>
      <text:p text:style-name="P6"/>
      <text:p text:style-name="P30"><text:span text:style-name="T46">Note : </text:span><text:span text:style-name="T42">Agr hum Fact ko use krte jha Theory efficient h to hmare code me kafi code ka duplication hoga jo hum nhi chahte isiliye Theory Concept ka use krna chahiye</text:span></text:p>
      <text:p text:style-name="P30"><text:span text:style-name="T42"><text:s/></text:span></text:p>
      <text:p text:style-name="P31">Theory <text:span text:style-name="T42">me hum mainly 2 types se test cases k parameters ko pass krte h:<text:line-break/>1. </text:span><text:span text:style-name="T43">[</text:span><text:span text:style-name="T42">InlineData()</text:span><text:span text:style-name="T43">] </text:span><text:span text:style-name="T44"><text:tab/><text:tab/><text:tab/>2. [ClassData(typeof(</text:span><text:span text:style-name="T45">C</text:span><text:span text:style-name="T44">lassName))]</text:span><text:span text:style-name="T42"><text:line-break/></text:span><text:soft-page-break/><text:span text:style-name="T42"><text:line-break/></text:span></text:p>
      <text:p text:style-name="P31"><text:span text:style-name="T42"/></text:p>
      <text:p text:style-name="P16"/>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egoeUI,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4T14:44:41.682000000</meta:creation-date>
    <dc:date>2024-09-05T15:06:20.293000000</dc:date>
    <meta:editing-duration>PT1H50M12S</meta:editing-duration>
    <meta:editing-cycles>78</meta:editing-cycles>
    <meta:generator>LibreOffice/7.5.0.3$Windows_X86_64 LibreOffice_project/c21113d003cd3efa8c53188764377a8272d9d6de</meta:generator>
    <meta:document-statistic meta:table-count="0" meta:image-count="0" meta:object-count="0" meta:page-count="3" meta:paragraph-count="32" meta:word-count="705" meta:character-count="3689" meta:non-whitespace-character-count="2995"/>
  </office:meta>
</office:document-meta>
</file>